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F16C0000B4F9000073DC1C27B03B3039C781.svg" manifest:media-type="image/svg+xml"/>
  <manifest:file-entry manifest:full-path="Pictures/100002010000037400000236618CFCFCEBDAB63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name="Tableau_périodique_des_éléments.svg" draw:style-name="gr1" draw:text-style-name="P1" draw:layer="layout" svg:width="27.699cm" svg:height="17.732cm" svg:x="1.001cm" svg:y="1.468cm">
          <draw:image xlink:href="Pictures/1000F16C0000B4F9000073DC1C27B03B3039C781.svg" xlink:type="simple" xlink:show="embed" xlink:actuate="onLoad">
            <text:p/>
          </draw:image>
          <draw:image xlink:href="Pictures/100002010000037400000236618CFCFCEBDAB63F.png" xlink:type="simple" xlink:show="embed" xlink:actuate="onLoad"/>
          <svg:title>Tableau périodique des éléments</svg:titl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6T11:52:24.898000000</meta:creation-date>
    <dc:date>2021-01-26T11:54:33.912000000</dc:date>
    <meta:editing-duration>PT2M23S</meta:editing-duration>
    <meta:editing-cycles>1</meta:editing-cycles>
    <meta:document-statistic meta:object-count="1"/>
    <meta:generator>LibreOffice/6.0.7.3$Windows_x86 LibreOffice_project/dc89aa7a9eabfd848af146d5086077aeed2ae4a5</meta:generator>
  </office:meta>
</office:document-meta>
</file>